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24" style:family="table">
      <style:table-properties style:width="17.009cm" fo:margin-left="0cm" table:align="left"/>
    </style:style>
    <style:style style:name="Tabla24.A" style:family="table-column">
      <style:table-column-properties style:column-width="7.805cm"/>
    </style:style>
    <style:style style:name="Tabla24.B" style:family="table-column">
      <style:table-column-properties style:column-width="9.204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17cm" style:rel-column-width="65535*"/>
    </style:style>
    <style:style style:name="Tabla46.A1" style:family="table-cell">
      <style:table-cell-properties fo:padding="0.097cm" fo:border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padding="0.097cm" fo:border="0.05pt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f24d9" officeooo:paragraph-rsid="001f24d9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2d5c2f" officeooo:paragraph-rsid="002d5c2f" style:font-size-asian="12pt" style:font-size-complex="12pt"/>
    </style:style>
    <style:style style:name="P6" style:family="paragraph" style:parent-style-name="Table_20_Contents">
      <style:text-properties officeooo:rsid="00282652" officeooo:paragraph-rsid="00282652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1f24d9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fb84" officeooo:paragraph-rsid="0020fb84" style:font-weight-asian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officeooo:rsid="001f24d9" officeooo:paragraph-rsid="001f24d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officeooo:rsid="001f24d9" officeooo:paragraph-rsid="0020fb8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/>
    <style:style style:name="P18" style:family="paragraph" style:parent-style-name="Table_20_Contents" style:list-style-name="L1">
      <style:text-properties officeooo:rsid="00238142" officeooo:paragraph-rsid="00238142"/>
    </style:style>
    <style:style style:name="P19" style:family="paragraph" style:parent-style-name="Table_20_Contents" style:list-style-name="L1">
      <style:text-properties officeooo:rsid="002ba439" officeooo:paragraph-rsid="002ba439"/>
    </style:style>
    <style:style style:name="P20" style:family="paragraph" style:parent-style-name="Table_20_Contents" style:list-style-name="L1">
      <style:text-properties style:font-name="Liberation Serif" fo:font-size="12pt" officeooo:paragraph-rsid="001f24d9" style:font-size-asian="12pt" style:font-size-complex="12pt"/>
    </style:style>
    <style:style style:name="P21" style:family="paragraph" style:parent-style-name="Table_20_Contents" style:list-style-name="L1">
      <style:text-properties style:font-name="Liberation Serif" fo:font-size="12pt" officeooo:paragraph-rsid="0020fb84" style:font-size-asian="12pt" style:font-size-complex="12pt"/>
    </style:style>
    <style:style style:name="P22" style:family="paragraph" style:parent-style-name="Table_20_Contents" style:list-style-name="L1">
      <style:text-properties style:font-name="Liberation Serif" fo:font-size="12pt" officeooo:rsid="002d5c2f" officeooo:paragraph-rsid="002d5c2f" style:font-size-asian="12pt" style:font-size-complex="12pt"/>
    </style:style>
    <style:style style:name="P23" style:family="paragraph" style:parent-style-name="Heading_20_2">
      <style:paragraph-properties fo:text-align="center" style:justify-single-word="fals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officeooo:rsid="001f24d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fb84"/>
    </style:style>
    <style:style style:name="T8" style:family="text">
      <style:text-properties officeooo:rsid="00238142"/>
    </style:style>
    <style:style style:name="T9" style:family="text">
      <style:text-properties officeooo:rsid="002fed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4">EVALUACIÓN INICIAL</text:p>
          </table:table-cell>
          <table:covered-table-cell/>
        </table:table-row>
        <table:table-row>
          <table:table-cell table:style-name="Tabla24.A2" office:value-type="string">
            <text:p text:style-name="P3">Nombre: <text:span text:style-name="T8">Rafael</text:span></text:p>
          </table:table-cell>
          <table:table-cell table:style-name="Tabla24.B2" office:value-type="string">
            <text:p text:style-name="P3">Apellidos: <text:span text:style-name="T8">Cuberos Mesa</text:span></text:p>
          </table:table-cell>
        </table:table-row>
      </table:table>
      <text:h text:style-name="P23" text:outline-level="2">Comandos en GNU/Linux</text:h>
      <text:list xml:id="list1920271602" text:style-name="L1">
        <text:list-item>
          <text:list>
            <text:list-item>
              <text:p text:style-name="P8">Crea el siguiente árbol de directorios desde tú directorio HOME.</text:p>
              <text:p text:style-name="P7">TEXTOS</text:p>
              <text:list>
                <text:list-header>
                  <text:p text:style-name="P7">|-- INFORMES</text:p>
                  <text:p text:style-name="P7">|-- CARTAS</text:p>
                </text:list-header>
              </text:list>
              <text:p text:style-name="P7">FACTURAS</text:p>
              <text:list text:continue-numbering="true">
                <text:list-header>
                  <text:p text:style-name="P7">|-- ALBARANES</text:p>
                </text:list-header>
              </text:list>
              <text:p text:style-name="P7">OTROS</text:p>
              <text:list text:continue-numbering="true">
                <text:list-header>
                  <text:p text:style-name="P7">|-- CLIENTES</text:p>
                  <text:p text:style-name="P7">|-- DISTRIBUIDORAS</text:p>
                </text:list-header>
              </text:list>
            </text:list-item>
          </text:list>
        </text:list-item>
      </text:list>
      <table:table table:name="Tabla29" table:style-name="Tabla29">
        <table:table-column table:style-name="Tabla29.A"/>
        <table:table-row>
          <table:table-cell table:style-name="Tabla29.A1" office:value-type="string">
            <text:list xml:id="list104154339095577" text:continue-numbering="true" text:style-name="L1">
              <text:list-header>
                <text:p text:style-name="P17">mkdir -p textos/informes textos/cartas facturas/albaranes otros/clientes otros/distribuidoras</text:p>
              </text:list-header>
            </text:list>
          </table:table-cell>
        </table:table-row>
      </table:table>
      <text:list xml:id="list104153343950947" text:continue-numbering="true" text:style-name="L1">
        <text:list-item>
          <text:list>
            <text:list-item>
              <text:p text:style-name="P7">Cámbiate al directorio CLIENTES utilizando una ruta relativa. Crea un directorio, mediante una ruta relativa, denominado INFOR1 en el directorio CARTAS.</text:p>
            </text:list-item>
          </text:list>
        </text:list-item>
      </text:list>
      <table:table table:name="Tabla30" table:style-name="Tabla30">
        <table:table-column table:style-name="Tabla30.A"/>
        <table:table-row>
          <table:table-cell table:style-name="Tabla30.A1" office:value-type="string">
            <text:list xml:id="list104153290163087" text:continue-numbering="true" text:style-name="L1">
              <text:list-header>
                <text:p text:style-name="P18">Cd otros/clientes</text:p>
              </text:list-header>
            </text:list>
          </table:table-cell>
        </table:table-row>
        <table:table-row>
          <table:table-cell table:style-name="Tabla30.A2" office:value-type="string">
            <text:list xml:id="list104154235860544" text:continue-numbering="true" text:style-name="L1">
              <text:list-header>
                <text:p text:style-name="P17"><text:s/>mkdir ../../textos/cartas/infor1</text:p>
              </text:list-header>
            </text:list>
          </table:table-cell>
        </table:table-row>
      </table:table>
      <text:list xml:id="list104154115353084" text:continue-numbering="true" text:style-name="L1">
        <text:list-item>
          <text:list>
            <text:list-item>
              <text:p text:style-name="P7">Sin utilizar un editor de textos, crea un fichero mediante una ruta relativa en el directorio ALBARANES denominado <text:span text:style-name="T1">alb1.</text:span><text:span text:style-name="T2"> Copia dicho fichero, utilizando un único comando y utilizando ruta relativa, en el directorio DISTRIBUIDORAS en un fichero denominado </text:span><text:span text:style-name="T1">alb2.</text:span></text:p>
            </text:list-item>
          </text:list>
        </text:list-item>
      </text:list>
      <table:table table:name="Tabla31" table:style-name="Tabla31">
        <table:table-column table:style-name="Tabla31.A"/>
        <table:table-row>
          <table:table-cell table:style-name="Tabla31.A1" office:value-type="string">
            <text:list xml:id="list104153705103769" text:continue-numbering="true" text:style-name="L1">
              <text:list-header>
                <text:p text:style-name="P17">touch ../../facturas/albaranes/alb1</text:p>
              </text:list-header>
            </text:list>
          </table:table-cell>
        </table:table-row>
        <table:table-row>
          <table:table-cell table:style-name="Tabla31.A2" office:value-type="string">
            <text:list xml:id="list104153771259765" text:continue-numbering="true" text:style-name="L1">
              <text:list-header>
                <text:p text:style-name="P17"><text:s/>cp ../../facturas/albaranes/alb1 ../../otros/distribuidoras/alb2</text:p>
              </text:list-header>
            </text:list>
          </table:table-cell>
        </table:table-row>
      </table:table>
      <text:list xml:id="list104154107372837" text:continue-numbering="true" text:style-name="L1">
        <text:list-item>
          <text:list>
            <text:list-item>
              <text:p text:style-name="P7"><text:span text:style-name="T2">Mueve el fichero </text:span><text:span text:style-name="T1">alb2 </text:span><text:span text:style-name="T2">al directorio ALBARANES.</text:span></text:p>
            </text:list-item>
          </text:list>
        </text:list-item>
      </text:list>
      <table:table table:name="Tabla32" table:style-name="Tabla32">
        <table:table-column table:style-name="Tabla32.A"/>
        <table:table-row>
          <table:table-cell table:style-name="Tabla32.A1" office:value-type="string">
            <text:list xml:id="list104154202134065" text:continue-numbering="true" text:style-name="L1">
              <text:list-header>
                <text:p text:style-name="P17"><text:s/>mv ../../otros/distribuidoras/alb2 ../../facturas/albaranes/</text:p>
              </text:list-header>
            </text:list>
          </table:table-cell>
        </table:table-row>
      </table:table>
      <text:list xml:id="list104153298692510" text:continue-numbering="true" text:style-name="L1">
        <text:list-item>
          <text:list>
            <text:list-item>
              <text:p text:style-name="P7"><text:span text:style-name="T2">Renombra el fichero </text:span><text:span text:style-name="T1">alb2 </text:span><text:span text:style-name="T2">del directorio ALBARANES a </text:span><text:span text:style-name="T1">alb3.</text:span></text:p>
            </text:list-item>
          </text:list>
        </text:list-item>
      </text:list>
      <table:table table:name="Tabla33" table:style-name="Tabla33">
        <table:table-column table:style-name="Tabla33.A"/>
        <table:table-row>
          <table:table-cell table:style-name="Tabla33.A1" office:value-type="string">
            <text:list xml:id="list104154746048116" text:continue-numbering="true" text:style-name="L1">
              <text:list-header>
                <text:p text:style-name="P17">mv ../../facturas/albaranes/alb1 ../../facturas/albaranes/alb3</text:p>
              </text:list-header>
            </text:list>
          </table:table-cell>
        </table:table-row>
      </table:table>
      <text:list xml:id="list104154403766703" text:continue-numbering="true" text:style-name="L1">
        <text:list-item>
          <text:list>
            <text:list-item>
              <text:p text:style-name="P7"><text:span text:style-name="T2">Crea un enlace simbólico del archivo </text:span><text:span text:style-name="T1">alb1 </text:span><text:span text:style-name="T2">denominado </text:span><text:span text:style-name="T1">alb3 </text:span><text:span text:style-name="T2">en el directorio CARTAS.</text:span></text:p>
            </text:list-item>
          </text:list>
        </text:list-item>
      </text:list>
      <table:table table:name="Tabla34" table:style-name="Tabla34">
        <table:table-column table:style-name="Tabla34.A"/>
        <table:table-row>
          <table:table-cell table:style-name="Tabla34.A1" office:value-type="string">
            <text:list xml:id="list104153146039820" text:continue-numbering="true" text:style-name="L1">
              <text:list-header>
                <text:p text:style-name="P17">ln -s ../../facturas/albaranes/alb1 <text:s/>../../textos/cartas/alb3</text:p>
              </text:list-header>
            </text:list>
          </table:table-cell>
        </table:table-row>
      </table:table>
      <text:list xml:id="list104154197537890" text:continue-numbering="true" text:style-name="L1">
        <text:list-item>
          <text:list>
            <text:list-item>
              <text:p text:style-name="P9">Cámbiate al directorio CARTAS utilizando una ruta absoluta. Desde allí añade al fichero <text:span text:style-name="T1">alb1 </text:span>la línea “una línea más” utilizando el enlace creado en el ejercicio anterior.</text:p>
            </text:list-item>
          </text:list>
        </text:list-item>
      </text:list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"><text:s text:c="12"/>Cd ~/textos/cartas/</text:p>
          </table:table-cell>
        </table:table-row>
        <table:table-row>
          <table:table-cell table:style-name="Tabla26.A2" office:value-type="string">
            <text:p text:style-name="P6"><text:s text:c="12"/>echo&gt;&gt;alb3 una linea mas</text:p>
          </table:table-cell>
        </table:table-row>
      </table:table>
      <text:list xml:id="list104153988919434" text:continue-numbering="true" text:style-name="L1">
        <text:list-item>
          <text:list>
            <text:list-item>
              <text:p text:style-name="P9">Crea un enlace <text:span text:style-name="T7">simbólico</text:span> del directorio CLIENTES llamado enlaCli en el directorio actual</text:p>
            </text:list-item>
          </text:list>
        </text:list-item>
      </text:list>
      <table:table table:name="Tabla36" table:style-name="Tabla36">
        <table:table-column table:style-name="Tabla36.A"/>
        <table:table-row>
          <table:table-cell table:style-name="Tabla36.A1" office:value-type="string">
            <text:p text:style-name="Table_20_Contents"><text:s text:c="12"/>ln -s ../../otros/clientes/ enlaCli</text:p>
          </table:table-cell>
        </table:table-row>
      </table:table>
      <text:list xml:id="list104154139180922" text:continue-numbering="true" text:style-name="L1">
        <text:list-item>
          <text:list>
            <text:list-item>
              <text:p text:style-name="P9">Crea un enlace <text:span text:style-name="T7">físico o duro</text:span> del fichero <text:span text:style-name="T1">alb3</text:span> de ALBARANES en el directorio CLIENTES </text:p>
            </text:list-item>
          </text:list>
        </text:list-item>
      </text:list>
      <table:table table:name="Tabla46" table:style-name="Tabla46">
        <table:table-column table:style-name="Tabla46.A"/>
        <table:table-row>
          <table:table-cell table:style-name="Tabla46.A1" office:value-type="string">
            <text:p text:style-name="Table_20_Contents"><text:s text:c="12"/>ln ../../facturas/albaranes/alb3 ../../otros/clientes/</text:p>
          </table:table-cell>
        </table:table-row>
      </table:table>
      <text:list xml:id="list104154864482549" text:continue-numbering="true" text:style-name="L1">
        <text:list-item>
          <text:list>
            <text:list-item>
              <text:p text:style-name="P10">Muestra las tres últimas líneas del ficher <text:span text:style-name="T6">/etc/passwd</text:span></text:p>
            </text:list-item>
          </text:list>
        </text:list-item>
      </text:list>
      <table:table table:name="Tabla47" table:style-name="Tabla47">
        <table:table-column table:style-name="Tabla47.A"/>
        <table:table-row>
          <table:table-cell table:style-name="Tabla47.A1" office:value-type="string">
            <text:p text:style-name="Table_20_Contents"/>
          </table:table-cell>
        </table:table-row>
      </table:table>
      <text:list xml:id="list104154076796915" text:continue-numbering="true" text:style-name="L1">
        <text:list-item>
          <text:list>
            <text:list-header>
              <text:p text:style-name="P9"><text:soft-page-break/></text:p>
            </text:list-header>
            <text:list-item>
              <text:p text:style-name="P9">Cambia los permisos del directorio CARTAS y todo su contenido utilizando la notación octal para que el usuario propietario pueda leer y ejecutar, el grupo propietario pueda leer y escribir y el resto de usuarios solo pueda leer. </text:p>
            </text:list-item>
          </text:list>
        </text:list-item>
      </text:list>
      <table:table table:name="Tabla40" table:style-name="Tabla40">
        <table:table-column table:style-name="Tabla40.A"/>
        <table:table-row>
          <table:table-cell table:style-name="Tabla40.A1" office:value-type="string">
            <text:list xml:id="list104153891625797" text:continue-numbering="true" text:style-name="L1">
              <text:list-header>
                <text:p text:style-name="P19"><text:s text:c="4"/>Chmod 532 textos/cartas</text:p>
              </text:list-header>
            </text:list>
          </table:table-cell>
        </table:table-row>
      </table:table>
      <text:list xml:id="list104153457573925" text:continue-numbering="true" text:style-name="L1">
        <text:list-item>
          <text:list>
            <text:list-item>
              <text:p text:style-name="P9">Busca todos los ficheros regulares del sistema de ficheros que comiencen por a minúscula.</text:p>
            </text:list-item>
          </text:list>
        </text:list-item>
      </text:list>
      <table:table table:name="Tabla41" table:style-name="Tabla41">
        <table:table-column table:style-name="Tabla41.A"/>
        <table:table-row>
          <table:table-cell table:style-name="Tabla41.A1" office:value-type="string">
            <text:list xml:id="list104153405926702" text:continue-numbering="true" text:style-name="L1">
              <text:list-header>
                <text:p text:style-name="P19">Find -type f a%</text:p>
              </text:list-header>
            </text:list>
          </table:table-cell>
        </table:table-row>
      </table:table>
      <text:list xml:id="list104153004228119" text:continue-numbering="true" text:style-name="L1">
        <text:list-item>
          <text:list>
            <text:list-item>
              <text:p text:style-name="P9">Borra todos los ficheros regulares contenidos en tu directorio HOME o sus subdirectorios que tengan como extensión .txt.</text:p>
            </text:list-item>
          </text:list>
        </text:list-item>
      </text:list>
      <table:table table:name="Tabla42" table:style-name="Tabla42">
        <table:table-column table:style-name="Tabla42.A"/>
        <table:table-row>
          <table:table-cell table:style-name="Tabla42.A1" office:value-type="string">
            <text:list xml:id="list104153960533616" text:continue-numbering="true" text:style-name="L1">
              <text:list-header>
                <text:p text:style-name="P17"/>
              </text:list-header>
            </text:list>
          </table:table-cell>
        </table:table-row>
      </table:table>
      <text:list xml:id="list104153174027702" text:continue-numbering="true" text:style-name="L1">
        <text:list-item>
          <text:list>
            <text:list-item>
              <text:p text:style-name="P11">Obtener un listado de todos los archivos ocultos del directorio actual.</text:p>
            </text:list-item>
          </text:list>
        </text:list-item>
      </text:list>
      <table:table table:name="Tabla44" table:style-name="Tabla44">
        <table:table-column table:style-name="Tabla44.A"/>
        <table:table-row>
          <table:table-cell table:style-name="Tabla44.A1" office:value-type="string">
            <text:p text:style-name="P5"><text:s text:c="17"/>Find .</text:p>
          </table:table-cell>
        </table:table-row>
      </table:table>
      <text:list xml:id="list104154640644186" text:continue-numbering="true" text:style-name="L1">
        <text:list-item>
          <text:list>
            <text:list-item>
              <text:p text:style-name="P15"><text:span text:style-name="T5">Mostrar </text:span><text:span text:style-name="T3">el número de procesos que tiene</text:span><text:span text:style-name="T5">s en</text:span><text:span text:style-name="T3"> ejecución. </text:span></text:p>
            </text:list-item>
          </text:list>
        </text:list-item>
      </text:list>
      <table:table table:name="Tabla45" table:style-name="Tabla45">
        <table:table-column table:style-name="Tabla45.A"/>
        <table:table-row>
          <table:table-cell table:style-name="Tabla45.A1" office:value-type="string">
            <text:p text:style-name="P3"/>
          </table:table-cell>
        </table:table-row>
      </table:table>
      <text:list xml:id="list104154809483292" text:continue-numbering="true" text:style-name="L1">
        <text:list-item>
          <text:list>
            <text:list-item>
              <text:p text:style-name="P12">En qué fichero están los log del sistema.</text:p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104153445184701" text:continue-numbering="true" text:style-name="L1">
              <text:list-header>
                <text:p text:style-name="P20"/>
              </text:list-header>
            </text:list>
          </table:table-cell>
        </table:table-row>
      </table:table>
      <text:list xml:id="list104154382248800" text:continue-numbering="true" text:style-name="L1">
        <text:list-item>
          <text:list>
            <text:list-item>
              <text:p text:style-name="P12">En qué carpeta se almacena normalmente los ficheros de configuración de las aplicaciones.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104154926105820" text:continue-numbering="true" text:style-name="L1">
              <text:list-header>
                <text:p text:style-name="P22">/<text:span text:style-name="T9">etc/</text:span></text:p>
              </text:list-header>
            </text:list>
          </table:table-cell>
        </table:table-row>
      </table:table>
      <text:list xml:id="list104154843253789" text:continue-numbering="true" text:style-name="L1">
        <text:list-item>
          <text:list>
            <text:list-item>
              <text:p text:style-name="P14">¿Cómo puedes mirar qué puertos tienes abierto?</text:p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list xml:id="list104153648885565" text:continue-numbering="true" text:style-name="L1">
              <text:list-header>
                <text:p text:style-name="P21">lsof -i -P -n</text:p>
              </text:list-header>
            </text:list>
          </table:table-cell>
        </table:table-row>
      </table:table>
      <text:list xml:id="list104153143533585" text:continue-numbering="true" text:style-name="L1">
        <text:list-item>
          <text:list>
            <text:list-item>
              <text:p text:style-name="P16"><text:span text:style-name="T3">Muestra las dos primeras líneas del fichero </text:span><text:span text:style-name="T4">/etc/passwd</text:span></text:p>
            </text:list-item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list xml:id="list104154932312703" text:continue-numbering="true" text:style-name="L1">
              <text:list-header>
                <text:p text:style-name="P22">head -n 2 /etc/passwd</text:p>
              </text:list-header>
            </text:list>
          </table:table-cell>
        </table:table-row>
      </table:table>
      <text:list xml:id="list104153984919398" text:continue-numbering="true" text:style-name="L1">
        <text:list-item>
          <text:list>
            <text:list-item>
              <text:p text:style-name="P14">Obten la ayuda sobre el comando ls y guárdala en un fichero llamado help en tu carpeta HOME.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list xml:id="list104153028138256" text:continue-numbering="true" text:style-name="L1">
              <text:list-header>
                <text:p text:style-name="P21"/>
              </text:list-header>
            </text:list>
          </table:table-cell>
        </table:table-row>
      </table:table>
      <text:list xml:id="list104153961379797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  <style:text-properties fo:font-family="'Wingdings 2'" style:font-charset="x-symbol"/>
      </text:list-level-style-bullet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.E.S. JACARANDÁ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19:01:08</meta:creation-date>
    <meta:editing-duration>PT2H57M44S</meta:editing-duration>
    <meta:editing-cycles>15</meta:editing-cycles>
    <meta:generator>LibreOffice/6.0.7.3$Linux_X86_64 LibreOffice_project/00m0$Build-3</meta:generator>
    <meta:initial-creator>Joaquín Viana</meta:initial-creator>
    <dc:date>2021-09-28T10:41:52.764799227</dc:date>
    <meta:document-statistic meta:table-count="21" meta:image-count="0" meta:object-count="0" meta:page-count="2" meta:paragraph-count="52" meta:word-count="409" meta:character-count="2887" meta:non-whitespace-character-count="2474"/>
  </office:meta>
</office:document-meta>
</file>